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22cm" fo:min-width="2.003cm" loext:decorative="false"/>
    </style:style>
    <style:style style:name="gr4" style:family="graphic" style:parent-style-name="objectwithoutfill">
      <style:graphic-properties svg:stroke-color="#3465a4"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3465a4" draw:marker-end="Arrowheads_20_6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3465a4" draw:fill="none" fo:min-height="2.362cm" loext:decorative="false"/>
      <style:paragraph-properties style:writing-mode="lr-tb"/>
    </style:style>
    <style:style style:name="gr12" style:family="graphic" style:parent-style-name="standard">
      <style:graphic-properties draw:stroke="none" svg:stroke-color="#3465a4" draw:fill="none" fo:min-height="1.972cm" loext:decorative="false"/>
      <style:paragraph-properties style:writing-mode="lr-tb"/>
    </style:style>
    <style:style style:name="gr13" style:family="graphic" style:parent-style-name="standard">
      <style:graphic-properties draw:stroke="none" svg:stroke-color="#3465a4" draw:fill="none" fo:min-height="1.6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8.574cm" svg:y="3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8.574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8.256cm" svg:y="16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905cm" svg:x="8.256cm" svg:y="21.32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39cm" svg:height="2.222cm" svg:x="8.25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891cm" svg:y1="10.207cm" svg:x2="8.891cm" svg:y2="12.747cm">
          <text:p/>
        </draw:line>
        <draw:line draw:style-name="gr5" draw:text-style-name="P2" draw:layer="layout" svg:x1="11.114cm" svg:y1="8.302cm" svg:x2="11.114cm" svg:y2="5.762cm">
          <text:p/>
        </draw:line>
        <draw:line draw:style-name="gr6" draw:text-style-name="P2" draw:layer="layout" svg:x1="11.114cm" svg:y1="12.747cm" svg:x2="11.114cm" svg:y2="10.207cm">
          <text:p/>
        </draw:line>
        <draw:line draw:style-name="gr6" draw:text-style-name="P2" draw:layer="layout" svg:x1="11.114cm" svg:y1="16.875cm" svg:x2="11.114cm" svg:y2="14.335cm">
          <text:p/>
        </draw:line>
        <draw:line draw:style-name="gr6" draw:text-style-name="P2" draw:layer="layout" svg:x1="11.114cm" svg:y1="21.32cm" svg:x2="11.114cm" svg:y2="18.78cm">
          <text:p/>
        </draw:line>
        <draw:line draw:style-name="gr4" draw:text-style-name="P2" draw:layer="layout" svg:x1="9.209cm" svg:y1="5.762cm" svg:x2="9.209cm" svg:y2="8.302cm">
          <text:p/>
        </draw:line>
        <draw:line draw:style-name="gr4" draw:text-style-name="P2" draw:layer="layout" svg:x1="8.891cm" svg:y1="14.335cm" svg:x2="8.891cm" svg:y2="16.875cm">
          <text:p/>
        </draw:line>
        <draw:line draw:style-name="gr4" draw:text-style-name="P2" draw:layer="layout" svg:x1="8.891cm" svg:y1="18.78cm" svg:x2="8.891cm" svg:y2="21.32cm">
          <text:p/>
        </draw:line>
        <draw:frame draw:style-name="gr7" draw:text-style-name="P3" draw:layer="layout" svg:width="7.303cm" svg:height="2.384cm" svg:x="1.952cm" svg:y="5.918cm">
          <draw:text-box>
            <text:p>1 -get pelo id verificando a coluna da agenda</text:p>
          </draw:text-box>
        </draw:frame>
        <draw:frame draw:style-name="gr8" draw:text-style-name="P3" draw:layer="layout" svg:width="1.208cm" svg:height="0.962cm" svg:x="9.844cm" svg:y="4.175cm">
          <draw:text-box>
            <text:p>bd</text:p>
          </draw:text-box>
        </draw:frame>
        <draw:frame draw:style-name="gr8" draw:text-style-name="P3" draw:layer="layout" svg:width="1.949cm" svg:height="0.962cm" svg:x="9.526cm" svg:y="9.255cm">
          <draw:text-box>
            <text:p>Api 1</text:p>
          </draw:text-box>
        </draw:frame>
        <draw:frame draw:style-name="gr9" draw:text-style-name="P3" draw:layer="layout" svg:width="2.479cm" svg:height="0.962cm" svg:x="8.62cm" svg:y="13.055cm">
          <draw:text-box>
            <text:p>Broker </text:p>
          </draw:text-box>
        </draw:frame>
        <draw:frame draw:style-name="gr8" draw:text-style-name="P3" draw:layer="layout" svg:width="1.949cm" svg:height="0.962cm" svg:x="9.526cm" svg:y="17.51cm">
          <draw:text-box>
            <text:p>Api 2</text:p>
          </draw:text-box>
        </draw:frame>
        <draw:frame draw:style-name="gr7" draw:text-style-name="P3" draw:layer="layout" svg:width="4.127cm" svg:height="2.384cm" svg:x="3.857cm" svg:y="10.681cm">
          <draw:text-box>
            <text:p>2 Passa mensagem </text:p>
            <text:p>para broker</text:p>
          </draw:text-box>
        </draw:frame>
        <draw:frame draw:style-name="gr10" draw:text-style-name="P4" draw:layer="layout" svg:width="3.75cm" svg:height="2.384cm" svg:x="4.552cm" svg:y="14.97cm">
          <draw:text-box>
            <text:p>3 recebe a mensagem </text:p>
            <text:p>para broker</text:p>
          </draw:text-box>
        </draw:frame>
        <draw:frame draw:style-name="gr10" draw:text-style-name="P4" draw:layer="layout" svg:width="3.75cm" svg:height="3.095cm" svg:x="4.552cm" svg:y="18.78cm">
          <draw:text-box>
            <text:p>4 - Passa a resposta para o esp32</text:p>
          </draw:text-box>
        </draw:frame>
        <draw:frame draw:style-name="gr11" draw:text-style-name="P4" draw:layer="layout" svg:width="7.243cm" svg:height="2.612cm" svg:x="11.537cm" svg:y="19.025cm">
          <draw:text-box>
            <text:p>5 – passa o luminosidade movimento para o api2 </text:p>
          </draw:text-box>
        </draw:frame>
        <draw:frame draw:style-name="gr12" draw:text-style-name="P4" draw:layer="layout" svg:width="7.56cm" svg:height="2.384cm" svg:x="11.855cm" svg:y="14.335cm">
          <draw:text-box>
            <text:p>6 – passa o luminosidade movimento para o broker </text:p>
          </draw:text-box>
        </draw:frame>
        <draw:frame draw:style-name="gr13" draw:text-style-name="P4" draw:layer="layout" svg:width="8.512cm" svg:height="1.905cm" svg:x="11.855cm" svg:y="10.525cm">
          <draw:text-box>
            <text:p>7– recebe a luminosidade movimento do <text:s/>broker </text:p>
          </draw:text-box>
        </draw:frame>
        <draw:frame draw:style-name="gr13" draw:text-style-name="P4" draw:layer="layout" svg:width="8.512cm" svg:height="3.095cm" svg:x="11.855cm" svg:y="5.445cm">
          <draw:text-box>
            <text:p>8 - Api escreve no banco de dados pelo id que fez o get a luminosidade e se tem moviment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22:53:13.804099631</meta:creation-date>
    <dc:date>2024-11-15T23:33:25.350768008</dc:date>
    <meta:editing-duration>PT19M12S</meta:editing-duration>
    <meta:editing-cycles>1</meta:editing-cycles>
    <meta:document-statistic meta:object-count="25"/>
    <meta:generator>LibreOffice/24.8.2.1$Linux_X86_64 LibreOffice_project/480$Build-1</meta:generator>
  </office:meta>
</office:document-meta>
</file>